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linkMacSystemFont" svg:font-family="BlinkMacSystemFont, 'Lucida Grande', 'Segoe UI', Ubuntu, Cantarel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65502" officeooo:paragraph-rsid="00065502" style:font-size-asian="15pt" style:font-size-complex="15pt"/>
    </style:style>
    <style:style style:name="P2" style:family="paragraph" style:parent-style-name="Standard">
      <style:text-properties fo:font-size="15pt" officeooo:rsid="0007d761" officeooo:paragraph-rsid="0007d761" style:font-size-asian="15pt" style:font-size-complex="15pt"/>
    </style:style>
    <style:style style:name="P3" style:family="paragraph" style:parent-style-name="Standard">
      <style:text-properties fo:font-size="15pt" officeooo:rsid="0007d761" officeooo:paragraph-rsid="000e1085" style:font-size-asian="15pt" style:font-size-complex="15pt"/>
    </style:style>
    <style:style style:name="P4" style:family="paragraph" style:parent-style-name="Standard">
      <style:text-properties fo:font-size="15pt" officeooo:rsid="00092219" officeooo:paragraph-rsid="00092219" style:font-size-asian="15pt" style:font-size-complex="15pt"/>
    </style:style>
    <style:style style:name="P5" style:family="paragraph" style:parent-style-name="Standard">
      <style:text-properties fo:font-size="15pt" officeooo:rsid="000ad3b3" officeooo:paragraph-rsid="000ad3b3" style:font-size-asian="15pt" style:font-size-complex="15pt"/>
    </style:style>
    <style:style style:name="P6" style:family="paragraph" style:parent-style-name="Standard">
      <style:text-properties fo:font-size="15pt" officeooo:rsid="000c4f4c" officeooo:paragraph-rsid="000c4f4c" style:font-size-asian="15pt" style:font-size-complex="15pt"/>
    </style:style>
    <style:style style:name="P7" style:family="paragraph" style:parent-style-name="Standard">
      <style:text-properties fo:font-size="15pt" officeooo:rsid="000e1085" officeooo:paragraph-rsid="000e1085" style:font-size-asian="15pt" style:font-size-complex="15pt"/>
    </style:style>
    <style:style style:name="T1" style:family="text">
      <style:text-properties officeooo:rsid="0007d7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下载安装包</text:p>
      <text:p text:style-name="P1">go1.8.linux-amd64.tar.gz</text:p>
      <text:p text:style-name="P1"/>
      <text:p text:style-name="P1">2.解压到主目录 /home/cb</text:p>
      <text:p text:style-name="P1"><text:span text:style-name="T1">tar -xzf </text:span>go1.8.linux-amd64.tar.gz</text:p>
      <text:p text:style-name="P1"/>
      <text:p text:style-name="P1">3.设置环境变量</text:p>
      <text:p text:style-name="P1">export GOPATH=/home/cb/gocode</text:p>
      <text:p text:style-name="P1">export GOROOT=/home/cb/go</text:p>
      <text:p text:style-name="P1">export GOARCH=amd64</text:p>
      <text:p text:style-name="P1">export GOOS=linux</text:p>
      <text:p text:style-name="P1">export GOTOOLS=$GOROOT/pkg/tool/</text:p>
      <text:p text:style-name="P1">export PATH=$PATH:$GOROOT/bin:$GOTOOLS</text:p>
      <text:p text:style-name="P1">export GOBIN=/home/cb/gocode/bin</text:p>
      <text:p text:style-name="P1"/>
      <text:p text:style-name="P1">其中<text:span text:style-name="T1">gocode 下src bin pkg 手动创建</text:span></text:p>
      <text:p text:style-name="P1"/>
      <text:p text:style-name="P2">4. atom</text:p>
      <text:p text:style-name="P2"><text:a xlink:type="simple" xlink:href="http://www.atom.io/" text:style-name="Internet_20_link" text:visited-style-name="Visited_20_Internet_20_Link">www.atom.io</text:a></text:p>
      <text:p text:style-name="P2">下载安装包进行安装</text:p>
      <text:p text:style-name="P2"/>
      <text:p text:style-name="P2">打开atom</text:p>
      <text:p text:style-name="P2">ctrl+, 打开配置atom配置页面</text:p>
      <text:p text:style-name="P2">install选项卡搜索go </text:p>
      <text:p text:style-name="P3">安装</text:p>
      <text:p text:style-name="P3">go-plus</text:p>
      <text:p text:style-name="P4">go-imports</text:p>
      <text:p text:style-name="P5">go-debug</text:p>
      <text:p text:style-name="P7">go-rename</text:p>
      <text:p text:style-name="P7">go-signature-statusbar</text:p>
      <text:p text:style-name="P6">last-cursor-position</text:p>
      <text:p text:style-name="P6"/>
      <text:p text:style-name="P7">hyperclick</text:p>
      <text:p text:style-name="P7">linter</text:p>
      <text:p text:style-name="P7">linter-ui-default</text:p>
      <text:p text:style-name="P7">intentions</text:p>
      <text:p text:style-name="P7">language-docker</text:p>
      <text:p text:style-name="P7">busy-signa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linkMacSystemFont" svg:font-family="BlinkMacSystemFont, 'Lucida Grande', 'Segoe UI', Ubuntu, Cantarel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02:40:33.109860626</meta:creation-date>
    <meta:generator>LibreOffice/5.1.4.2$Linux_X86_64 LibreOffice_project/10m0$Build-2</meta:generator>
    <dc:date>2018-01-07T03:48:14.079011344</dc:date>
    <meta:editing-duration>PT37M19S</meta:editing-duration>
    <meta:editing-cycles>4</meta:editing-cycles>
    <meta:document-statistic meta:table-count="0" meta:image-count="0" meta:object-count="0" meta:page-count="1" meta:paragraph-count="32" meta:word-count="96" meta:character-count="521" meta:non-whitespace-character-count="504"/>
  </office:meta>
</office:document-meta>
</file>